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4,8 2412">
            <text:p>test_Parser(primitives): 4,8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4.8">
            <text:p>4,8 sec</text:p>
          </table:table-cell>
          <table:table-cell table:style-name="ce162" table:formula="of:=TESTSTAT(&quot;count&quot;; [.B46])" office:value-type="float" office:value="2412">
            <text:p>2412</text:p>
          </table:table-cell>
          <table:table-cell table:style-name="ce164" table:formula="of:=[.E46]/[.D46]" office:value-type="float" office:value="502.5">
            <text:p>502,5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5 1546">
            <text:p>test_Parser(multiplicity): 5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5">
            <text:p>5,0 sec</text:p>
          </table:table-cell>
          <table:table-cell table:style-name="ce162" table:formula="of:=TESTSTAT(&quot;count&quot;; [.B47])" office:value-type="float" office:value="1546">
            <text:p>1546</text:p>
          </table:table-cell>
          <table:table-cell table:style-name="ce164" table:formula="of:=[.E47]/[.D47]" office:value-type="float" office:value="309.2">
            <text:p>309,2 a/sec</text:p>
          </table:table-cell>
          <table:table-cell table:number-columns-repeated="4"/>
        </table:table-row>
        <table:table-row table:style-name="ro6">
          <table:table-cell/>
          <table:table-cell table:formula="of:=TEST_PARSER(&quot;basic&quot;)" office:value-type="string" office:string-value="test_Parser(basic): 18,9 9107">
            <text:p>test_Parser(basic): 18,9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18.9">
            <text:p>18,9 sec</text:p>
          </table:table-cell>
          <table:table-cell table:style-name="ce162" table:formula="of:=TESTSTAT(&quot;count&quot;; [.B48])" office:value-type="float" office:value="9107">
            <text:p>9107</text:p>
          </table:table-cell>
          <table:table-cell table:style-name="ce164" table:formula="of:=[.E48]/[.D48]" office:value-type="float" office:value="481.851851851852">
            <text:p>481,9 a/sec</text:p>
          </table:table-cell>
          <table:table-cell table:number-columns-repeated="4"/>
        </table:table-row>
        <table:table-row table:style-name="ro6">
          <table:table-cell/>
          <table:table-cell table:formula="of:=TEST_PARSER(&quot;special&quot;)" office:value-type="string" office:string-value="test_Parser(special): 1,7 479">
            <text:p>test_Parser(special): 1,7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7">
            <text:p>1,7 sec</text:p>
          </table:table-cell>
          <table:table-cell table:style-name="ce162" table:formula="of:=TESTSTAT(&quot;count&quot;; [.B49])" office:value-type="float" office:value="479">
            <text:p>479</text:p>
          </table:table-cell>
          <table:table-cell table:style-name="ce164" table:formula="of:=[.E49]/[.D49]" office:value-type="float" office:value="281.764705882353">
            <text:p>281,8 a/sec</text:p>
          </table:table-cell>
          <table:table-cell table:number-columns-repeated="4"/>
        </table:table-row>
        <table:table-row table:style-name="ro6">
          <table:table-cell/>
          <table:table-cell table:formula="of:=TEST_PARSER(&quot;numbers&quot;)" office:value-type="string" office:string-value="test_Parser(numbers): 9,1 3046">
            <text:p>test_Parser(numbers): 9,1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9.1">
            <text:p>9,1 sec</text:p>
          </table:table-cell>
          <table:table-cell table:style-name="ce162" table:formula="of:=TESTSTAT(&quot;count&quot;; [.B50])" office:value-type="float" office:value="3046">
            <text:p>3046</text:p>
          </table:table-cell>
          <table:table-cell table:style-name="ce164" table:formula="of:=[.E50]/[.D50]" office:value-type="float" office:value="334.725274725275">
            <text:p>334,7 a/sec</text:p>
          </table:table-cell>
          <table:table-cell table:number-columns-repeated="4"/>
        </table:table-row>
        <table:table-row table:style-name="ro6">
          <table:table-cell/>
          <table:table-cell table:formula="of:=TEST_PARSER(&quot;types&quot;)" office:value-type="string" office:string-value="test_Parser(types): 24 11149">
            <text:p>test_Parser(types): 24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4">
            <text:p>24,0 sec</text:p>
          </table:table-cell>
          <table:table-cell table:style-name="ce162" table:formula="of:=TESTSTAT(&quot;count&quot;; [.B51])" office:value-type="float" office:value="11149">
            <text:p>11149</text:p>
          </table:table-cell>
          <table:table-cell table:style-name="ce164" table:formula="of:=[.E51]/[.D51]" office:value-type="float" office:value="464.541666666667">
            <text:p>464,5 a/sec</text:p>
          </table:table-cell>
          <table:table-cell table:number-columns-repeated="4"/>
        </table:table-row>
        <table:table-row table:style-name="ro6">
          <table:table-cell table:number-columns-repeated="3"/>
          <table:table-cell table:style-name="ce161" table:formula="of:=SUM([.D46:.D51])" office:value-type="float" office:value="63.5">
            <text:p>63,5 sec</text:p>
          </table:table-cell>
          <table:table-cell table:style-name="ce163" table:formula="of:=SUM([.E46:.E51])" office:value-type="float" office:value="27739">
            <text:p>27739</text:p>
          </table:table-cell>
          <table:table-cell table:style-name="ce165" table:formula="of:=[.E52]/[.D52]" office:value-type="float" office:value="436.834645669291">
            <text:p>436,8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63,7 27734">
            <text:p>test_Parser(all): 63,7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63.7">
            <text:p>63,7 sec</text:p>
          </table:table-cell>
          <table:table-cell table:style-name="ce162" table:formula="of:=TESTSTAT(&quot;count&quot;; [.B54])" office:value-type="float" office:value="27734">
            <text:p>27734</text:p>
          </table:table-cell>
          <table:table-cell table:style-name="ce164" table:formula="of:=[.E54]/[.D54]" office:value-type="float" office:value="435.384615384615">
            <text:p>435,4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2">12.06.2017</text:date>, <text:time>16:51:2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12T16:51:27.50</dc:date>
    <meta:editing-duration>P176DT16H51M50S</meta:editing-duration>
    <meta:editing-cycles>858</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show = Nothing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result = Data_toString(v)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out = singletonVal(Tp.List_Nil)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cNil) Then 
		cNil  = Tp.List_Nil
		cCons = Tp.List_Cons
	End If
	If isMissing(xs) Then
		' retrieve only when needed:
		' Fn depends on nil
		' nil depends on singletonVal
		' singletonVal depends on isNil ...
		If isNull(oFn) Then
			oFn = Fn.isNil
		End If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 _
	ByVal xs, _
	Optional expandElementary As Boolean _
)
	'concat "[" (concat (foldl1 (\acc.(concat acc) ° (concat ", "))) "[" (map toString xs)) "]"
	'out = "[" &amp; Join(toArray(map(Fn.toString, xs)), ", ") &amp; "]"
	If isMissing(expandElementary) Then
		expandElementary = True
	End If
	Dim out As String
	Dim isFirst As Boolean, x As Variant
	isFirst = True
	Do Until(isNil(xs))
		x = car(xs)
		If isFirst Then
			isFirst = False
		Else
			out = out &amp; ", "
		End If
		If isDataValue(x) Then
			out = out &amp; Data_toString(x, False, expandElementary)
		Else
			out = out &amp; toString(x)
		End If
		xs = cdr(xs)
	Loop
	out = "[" &amp; out &amp; "]"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singletonVal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Pattern_Data		As Object
	isPattern			As Object
	match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singletonVal = mkFn(fs, "singletonVal",	1, "TDataCtor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Pattern_Data	= mkFn(fs, "Pattern_Data",		2, "TDataCtor -&gt; [Pattern] -&gt; Pattern")
		out.isPattern		= mkFn(fs, "isPattern",			1, "Any -&gt; Bool")
		out.match			= mkFn(fs, "match",				3, "Pattern -&gt; Maybe Env -&gt; Any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singletonVal":		out = singletonVal(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Parser_toString":	out = TParser_toString(		a0)
		Case "TASN_toString":		out = TASN_toString(		a0)
		Case "mkDtTerminal":		out = mkDtTerminal(			a0)
		Case "isPattern":			out = isPattern(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Pattern_Data":		out = Pattern_Data(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				out = match(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Const TNative
'              | Var Str
'              | Data TDataCtor [Pattern]

Sub Main
	TPattern
	[test_Pattern======================================]()
End Sub


Function TPattern()
	Static out As Object
	If isNull(out) Then
		Dim tcPat
		tcPat = _mkDataTypeCtor("Pattern", 0)
		out = tcPat
		Dim cAny, cVar, cConst, cData
		cAny   = mkDataCtor(tcPat, "Any",	nil)
		cVar   = mkDataCtor(tcPat, "Var",	List(Tp.Native_String))
		cConst = mkDataCtor(tcPat, "Const",	List(Tp.Native_Variant))
		cData  = mkDataCtor(tcPat, "Data",	List(TDataCtor, TList(tcPat)))
		'msgbox(hasType("asdf", Tp.Native_Variant))
		'show(cData.str)
	End If
	TPattern = out
End Function

Function Pattern_Any()
	Static out As Object : If isNull(out) Then
		out = singletonVal(findDataCtor(TPattern, "Any"))
		out.str = "_"
	End If
	Pattern_Any = out
End Function

Function Pattern_Var(Optional nm)
	Static c As Object : If isNull(c) Then
		c = findDataCtor(TPattern, "Var")
	End If
	Dim out
	If isMissing(nm) Then
		out = applyDC(c)
	Else
		out = applyDC(c, nm)
		out.str = "´" &amp; nm
	End If
	Pattern_Var = out
End Function

Function Pattern_Var_name(Optional x)
	Static c As Object : If isNull(c) Then
		c = _ctor(Pattern_Var("x"))
	End If
	Pattern_Var_name = _destructure(c, 0, x)
End Function

Function Pattern_Const(Optional val)
	Static c As Object : If isNull(c) Then
		c = findDataCtor(TPattern, "Const")
	End If
	Dim out
	If isMissing(val) Then
		out = applyDC(c)
	Else
		out = applyDC(c, val)
		out.str = "´" &amp; toString(val)
	End If
	Pattern_Const = out
End Function

Function Pattern_Const_value(Optional x)
	Static c As Object : If isNull(c) Then
		c = _ctor(Pattern_Const("x"))
	End If
	Pattern_Const_value = _destructure(c, 0, x)
End Function

Function Pattern_Data(Optional dc, Optional argPatterns)
	Static oFn As Object, tcPat As Object, cDat As Object
	If isNull(oFn) Then
		oFn = Fn.Pattern_Data
		tcPat = TPattern
		cDat = findDataCtor(tcPat, "Data")
	End If
	Dim out
	If isMissing(dc) Then
		out = oFn
	ElseIf isMissing(argPatterns) Then
		out = apply(oFn, dc)
	Else
		out = applyDC(cDat, dc, argPatterns)
		' still have to make sure argPatterns isa [Pattern]
		Dim aps As Object : aps = argPatterns
		Dim ats As Object : ats = argTypes(dc)
		If length(aps) &lt;&gt; length(ats) Then
			Goto Pattern_Data_2nd_arg_wrong_count
		End If
		Dim ap As Variant	' might be whatever
		Dim at As Object	' should be a Type
		Dim i As Integer
		Do Until(isNil(aps))
			ap = car(aps) : aps = cdr(aps)
			at = car(ats) : ats = cdr(ats)
			If hasType(ap, tcPat) Then
				' TODO: check if it is compatible with at
			Else
				Goto Pattern_Data_2nd_arg_type_error
			End If
			i = i + 1
		Loop
		out.str = "´" &amp; nameOf(dc)
		If i &gt; 0 Then
			out.str = out.str &amp; " ..."
		End If
	End If
	Pattern_Data = out
	Exit Function
Pattern_Data_2nd_arg_type_error:
	Dim msg As String
	On Local Error Goto Pattern_Data_2nd_arg_type_error_skipToString
	msg = ":" &amp; NL &amp; toString(ap)
Pattern_Data_2nd_arg_type_error_skipToString:
	msg = "invalid 2nd arg: expected a [TPattern]" _
		&amp; NL &amp; "but there's a " &amp; typeStr(ap) _
		&amp; " at index " &amp; i _
		&amp; msg
	On Local Error Goto 0 ' disable error handler
	croak(msg)
Pattern_Data_2nd_arg_wrong_count:
	On Local Error Goto 0 ' disable error handler
	croak("invalid 2nd arg: " &amp; nameOf(dc) _
		&amp; " needs " &amp; length(argTypes(dc)) &amp; " args" _
		&amp; NL &amp; "but we got " &amp; length(argPatterns) &amp; " patterns" _
	)
End Function

Function Pattern_Data_ctor(Optional x)
	Static c As Object : If isNull(c) Then
		c = _ctor(Pattern_Data(_ctor(nil), nil))
	End If
	Pattern_Data_ctor = _destructure(c, 0, x)
End Function

Function Pattern_Data_args(Optional x)
	Static c As Object : If isNull(c) Then
		c = _ctor(Pattern_Data(_ctor(nil), nil))
	End If
	Pattern_Data_args = _destructure(c, 1, x)
End Function

Function singletonPat(v)
	singletonPat = Pattern_Data(_ctor(v), nil)
End Function

Function isPattern(Optional x)
	Static oFn As Object, tcPat As Object
	If isNull(oFn) Then
		oFn = Fn.isPattern
		tcPat = TPattern
	End If
	Dim out
	If isMissing(x) Then : out = oFn
	Else				 : out = hasType(x, tcPat)
	End If
	isPattern = out
End Function

Function patNil()
	Static out As Object : If isNull(out) Then 
		out = singletonPat(nil)
	End If
	patNil = out
End Function

Function patCons(hd, tl)
	Static cCons As Object : If isNull(cCons) Then : cCons = Tp.List_Cons : End If
	patCons = Pattern_Data(cCons, List(hd, tl))
End Function

Function patList( _
	Optional a0, _
	Optional a1, _
	Optional a2, _
	Optional a3, _
	Optional a4, _
	Optional a5, _
	Optional a6, _
	Optional a7, _
	Optional a8, _
	Optional a9, _
	Optional a10 _
)
	Dim out
	out = patNil
	If isMissing(a0 ) Then : Goto patList_0  : End If
	If isMissing(a1 ) Then : Goto patList_1  : End If
	If isMissing(a2 ) Then : Goto patList_2  : End If
	If isMissing(a3 ) Then : Goto patList_3  : End If
	If isMissing(a4 ) Then : Goto patList_4  : End If
	If isMissing(a5 ) Then : Goto patList_5  : End If
	If isMissing(a6 ) Then : Goto patList_6  : End If
	If isMissing(a7 ) Then : Goto patList_7  : End If
	If isMissing(a8 ) Then : Goto patList_8  : End If
	If isMissing(a9 ) Then : Goto patList_9  : End If
	If isMissing(a10) Then : Goto patList_10 : Else
		croak("only 10 args supported - got 11")
	End If
patList_10: out = patCons(a9, out)
patList_9:  out = patCons(a8, out)
patList_8:  out = patCons(a7, out)
patList_7:  out = patCons(a6, out)
patList_6:  out = patCons(a5, out)
patList_5:  out = patCons(a4, out)
patList_4:  out = patCons(a3, out)
patList_3:  out = patCons(a2, out)
patList_2:  out = patCons(a1, out)
patList_1:  out = patCons(a0, out)
patList_0:
	patList = out
End Function


Function TPattern_toString( _
	p As Object, _
	Optional needParens As Boolean _
)
	Static cAny		As Object
	Static idAny	As Integer
	Static idVar	As Integer
	Static idConst	As Integer
	Static idData	As Integer
	If isNull(cAny) Then
		cAny = findDataCtor(TPattern, "Any")
		idAny   = _id(cAny)
		idVar   = _id(findDataCtor(TPattern, "Var"))
		idConst = _id(findDataCtor(TPattern, "Const"))
		idData  = _id(findDataCtor(TPattern, "Data"))
	End If
	If isMissing(needParens) Then
		needParens = False
	End If
	Dim out As String
	On Local Error Goto TPattern_toString_error
	Select Case _id(_ctor(p))
		Case idAny:			out = "_"
		Case idVar:			out = Pattern_Var_name(p)
		Case idConst:
			Dim v : v = Pattern_Const_value(p)
			If isEmpty(v) Then
				out = "()"
			Else
				out = toString(v)
			End If
		Case idData:
			Dim c  : c  = Pattern_Data_ctor(p)
			Dim ps : ps = Pattern_Data_args(p)
			If DataValue_same(c, Tp.List_Nil) Then
				out = "[]"
			ElseIf DataValue_same(c, Tp.List_Cons) Then
				Dim pHd : pHd = car(ps)
				Dim pTl : pTl = cadr(ps)
				If DataValue_same(pTl, patNil) Then
					out = "[" &amp; TPattern_toString(pHd, False) &amp; "]"
				Else
					out = TPattern_toString(pHd, True) _
						&amp; ":" _
						&amp; TPattern_toString(pTl, True)
					If needParens Then
						out = "(" &amp; out &amp; ")"
					End If
				End If
			Else
				Dim q As Object
				out = nameOf(c)
				If Not(isNil(ps)) Then
					Do Until isNil(ps)
						q = car(ps)
						ps = cdr(ps)
						out = out &amp; " " &amp; TPattern_toString(q, True)
					Loop
					If needParens Then
						out = "(" &amp; out &amp; ")"
					End If
				End If
			End If
		Case Else
TPattern_toString_error:
			On Local Error Goto 0 ' disable error handler
			croak("TPattern_toString: bad pattern " &amp; typeStr(p))
	End Select
	TPattern_toString = out
End Function

Function match( _
	Optional ByRef p As Object, _
	Optional ByRef e As Variant, _
	Optional ByVal x As Variant _
)
	Static oFn As Object : If isNull(oFn) Then : oFn = Fn.match : End If
	Dim out As Variant
	If isMissing(p) Then
		out = oFn
	Else
		If Not(hasType(p, TPattern)) Then
			croak("match: not a pattern: " &amp; typeStr(p))
		ElseIf isMissing(e) Then 	: out = apply(oFn, p)
		ElseIf isEmpty(e) Or isEnv(e) Then
			If isMissing(x) Then	: out = apply(oFn, p, e)
			ElseIf isEmpty(e) Then	: out = Empty
			Else
				out = _match(p, e, x)
			End If
		Else
			croak("match: bad environment: " &amp; typeStr(e))
		End If
	End If
	match = out
End Function

Function _match( _
	ByVal p As Object, _
	ByVal e As Variant, _
	ByVal x As Variant _
)
	Static pAny       As Object		' the "Any" pattern (singleton value)
	Static id_pAny    As Integer	' id of pAny
	Static cpAny      As Object		' ctor of pAny (singleton data ctor)
	Static id_cpAny   As Integer	' id of cpAny
	Static id_cpVar   As Integer	' id of the "Var" pattern ctor
	Static id_cpConst As Integer	' id of the "Const" pattern ctor
	Static pNil       As Object		' pattern that matches [] (a Data pattern)
	Static id_pNil    As Integer	' id of pNil
	Static vNil       As Object		' the singleton value []
	Static id_vNil    As Integer	' id of vNil
	Static cNil       As Object		' the singleton data ctor Nil
	Static tcList     As Object		' typeCtor of cNil
	Static cpData     As Object		' the "Data" pattern ctor (= ctor of pNil)
	Static id_cpData  As Integer	' id of the "Data" pattern ctor
	If isNull(pAny) Then
		' Let's avoid mentioning the actual name strings of the ctors!
		pAny	   = Pattern_Any
		id_pAny    = _id(pAny)
		cpAny 	   = _ctor(pAny)
		id_cpAny   = _id(cpAny)
		id_cpVar   = _id(_ctor(Pattern_Var("x")))
		id_cpConst = _id(_ctor(Pattern_Const(42)))
		pNil       = patNil
		id_pNil    = _id(pNil)
		vNil       = nil
		id_vNil    = _id(vNil)
		cNil       = _ctor(vNil)
		tcList     = typeCtorOf(cNil)
		assert_same(tcList, TList).x
		cpData     = _ctor(pNil)
		'assert_same(cpData, findDataCtor(TPattern, "Data")).x
		id_cpData  = _id(cpData)
	End If
	Dim out
	Dim v     As Variant	' value of Const pattern
	Dim nm    As String	' name of Var pattern
	Dim cx    As Object	' ctor of x (if p isa Data)
	Dim pCtor As Object	' ctor field of p if p isa Data : Data DataCtor ...
	Dim pArgs As Object	' args field of p if p isa Data : Data ... [TPattern]
	Dim msg   As String	' on errors
	
	' special-case on singleton patterns:
	Select Case _id(p)
		Case id_pAny:	out = e
		Case id_pNil
			pCtor = cNil ' make sure error handler makes right msg
			On Local Error Goto _match_type_error
			If _id(x) = id_vNil Then
				out = e
			Else
				' is it at least a List?
				cx = _ctor(x)
				Goto _match_require_same_datatype
			End If
		Case Else
				
			Select Case _id(_ctor(p))
				Case id_cpConst
					v = Pattern_Const_value(p)
_match_equ_test:			
					If equ(x, v) Then
						out = e
					Else
						out = Empty
					End If
				Case id_cpVar
					nm = Pattern_Var_name(p)
					v = lookup(nm, e)
					If isEmpty(v) Then
						' TODO: what if var was bound to value Empty?!
						If isEmpty(x) Then
							Goto _match_cannot_bind_var_to_Empty
						End If
						out = extend(e, nm, x)
					Else
						' tail-call:
						'out = _matches(Pattern_Const(v), e, x)
						Goto _match_equ_test
					End If
				Case id_cpData
					pCtor = Pattern_Data_ctor(p)
					On Local Error Goto _match_type_error
					cx = _ctor(x)
					On Local Error Goto 0 ' disable error handler
					If DataValue_same(cx, pCtor) Then
						pArgs = Pattern_Data_args(p)
						out = _matchArgs(pArgs, e, x)
					Else
						Goto _match_require_same_datatype
					End If
				Case Else
					Goto _match_bad_pattern
			End Select

	End Select

_match_done:
	_match = out
	Exit Function

_match_bad_pattern:
	On Local Error Goto 0 ' disable error handler
	msg = "match: bad pattern " &amp; typeStr(p)
	If hasType(p, TPattern) Then
		msg = msg &amp; NL &amp; "NYI?: " &amp; ctorName(p)
	End If
	croak(msg)

_match_cannot_bind_var_to_Empty:
	On Local Error Goto 0 ' disable error handler
	msg = "match: trying to bind var " &amp; nm _
		&amp; " to value Empty!"
	croak(msg)

_match_require_same_datatype:
	If DataValue_same(typeCtorOf(cx), typeCtorOf(pCtor)) Then
	' types are fine, just doesn't match
		out = Empty
		Goto _match_done
	End If
	Goto _match_type_error
				
_match_type_error:
	On Local Error Goto 0 ' disable error handler
	'On Local Error Goto _match_fuck		
	msg = "match: type error" _
		&amp; " - expected Data/" &amp; typeCtorName(pCtor) _
		&amp; ", not a " &amp; typeStr(x)
	On Local Error Goto 0 ' disable error handler
	croak(msg)

End Function

Function _matchArgs( _
	ByVal ps As Object, _
	ByVal e  As Variant, _
	ByVal x  As Object _
)
	Dim i As Integer, p As Object, f As Variant
	Do Until(isNil(ps))
		p = car(ps)
		f = field(i, x)
		e = _match(p, e, f)
		If isEmpty(e) Then
			Exit Do
		End If
		i = i + 1
		ps = cdr(ps)
	Loop
	_matchArgs = e
End Function


Function [test_Pattern======================================]()
	test_Pattern_TPattern()
	test_Pattern_Any()
	test_Pattern_Var()
	test_Pattern_Const()
	test_Pattern_Data()
	
	test_Pattern_singletonPat()
	test_Pattern_patNil()
	'test_Pattern_patCons()
	test_Pattern_patList()

	test_Pattern_isPattern()
	test_Pattern_toString()
	
	test_Pattern_match()
	test_Pattern_matches_Any()
	test_Pattern_matches_Const()
	test_Pattern_matches_Var()
	test_Pattern_matches_List()
	test_Pattern_matches_Pattern()
	
	'test_Pattern_matches_ASN()
End Function

Function test_Pattern_TPattern()
	Dim tc : tc = TPattern
	Dim dcs
	assert_hasCtor(tc, Tp.DataTypeCtor).x
	dcs = dataCtors(tc)
	assertEqual(isList(dcs), True).x
	assertEqual(isNil(dcs), False).x
End Function

Function test_Pattern_Any()
	Dim cAny : cAny = findDataCtor(TPattern, "Any")
	Dim vAny : vAny = Pattern_Any()
	assert_hasCtor(vAny, cAny).x
	' returns the same value again:
	assert_same(Pattern_Any(), vAny).x
End Function

Function test_Pattern_Var()
	Dim cVar : cVar = findDataCtor(TPattern, "Var")
	Dim vVar : vVar = Pattern_Var("foo")
	assert_hasCtor(vVar, cVar).x
	' destructure:
	assertEqual(Pattern_Var_name(vVar), "foo").x
	
	assertEqual(isFn(Pattern_Var()), True).x
	'assertThrows(Pattern_Var, Array(1)).x	' TODO: typecheck in applyDC
End Function

Function test_Pattern_Const()
	Dim cConst : cConst = findDataCtor(TPattern, "Const")
	Dim vConst : vConst = Pattern_Const(42)
	assert_hasCtor(vConst, cConst).x
	' destructure:
	assertEqual(Pattern_Const_value(vConst), 42).x

	assertEqual(Pattern_Const_value(Pattern_Const(Nothing)), Nothing).x
	assertEqual(Pattern_Const_value(Pattern_Const(Empty)), 	 Empty).x
	assertEqual(Pattern_Const_value(Pattern_Const("qmbl")),  "qmbl").x
	'assertEqual(Pattern_Const_value(Pattern_Const()), ).x
	
	assertEqual(isFn(Pattern_Const()), True).x
End Function

Function test_Pattern_Data()
	Dim cDat : cDat = findDataCtor(TPattern, "Data")
	Dim cNil : cNil = Tp.List_Nil
	Dim vNil : vNil = nil
	Dim pNil : pNil = Pattern_Data(cNil, vNil)
	assert_hasCtor(pNil, cDat).x
	' destructure:
	assert_same(Pattern_Data_ctor(pNil), cNil).x
	assert_same(Pattern_Data_args(pNil), vNil).x
	
	Dim c, args, p
	c = Tp.List_Cons
	args = List(Pattern_Const(1), pNil)
	p = Pattern_Data(c, args)
	assert_hasCtor(p, cDat).x
	' destructure:
	assert_same(Pattern_Data_ctor(p), c).x
	assert_same(Pattern_Data_args(p), args).x
	
	' expects a data ctor as 1st arg
	assertThrows(Pattern_Data, Array(TList, args)).x
	assertThrows(Pattern_Data, Array(vNil,  args)).x
	assertThrows(Pattern_Data, Array("foo", args)).x
	
	' expects a List as 2nd arg
	assertThrows(Pattern_Data, Array(c, "foo")).x
	
	' expects a List of *Patterns* as 2nd arg
	assertThrows(Pattern_Data, Array(c, List(1, pNil))).x
	
	' Pattern list must be same length as data ctor's argTypes
	assertThrows(Pattern_Data, Array(c, List(pNil))).x

	' Patterns must be compatible with data ctor's argTypes:
	'NYI: assertThrows(Pattern_Data, Array(c, List(pNil, pNil))).x
End Function

Function test_Pattern_singletonPat()
	Dim cNil  : cNil  = _ctor(nil)
	Dim cData : cData = _ctor(Pattern_Data(cNil, nil))
	Dim p
	p = singletonPat(nil)
	assert_hasCtor(p, cData).x
	assert_same(Pattern_data_ctor(p), cNil).x
	assert_same(Pattern_data_args(p), nil).x
End Function

Function test_Pattern_patNil()
	Dim cNil  : cNil  = Tp.List_Nil
	Dim cData : cData = _ctor(Pattern_Data(cNil, nil))
	Dim p
	p = patNil
	assert_hasCtor(p, cData).x
	assert_same(Pattern_data_ctor(p), cNil).x
	assert_same(Pattern_data_args(p), nil).x
	' returns the same value again:
	assert_same(patNil, p).x
End Function

Function test_Pattern_patList()
	Dim cNil  : cNil  = Tp.List_Nil
	Dim cCons : cCons = Tp.List_Cons
	Dim cData : cData = _ctor(Pattern_Data(cNil, nil))
	Dim pAny  : pAny  = Pattern_Any
	Dim pNil  : pNil  = patNil
	Dim p, args
	p = patList()
	assert_hasCtor(p, cData).x
	assert_same(Pattern_data_ctor(p), cNil).x
	assert_same(Pattern_data_args(p), nil).x
	' for empty list (pattern): returns the same value again:
	assert_same(patList(), p).x
	
	p = patList(pAny)
	assert_hasCtor(p, cData).x
	assert_same(Pattern_data_ctor(p), cCons).x
	args = Pattern_data_args(p)
	assertEqual(length(args), 2).x
	assert_same(car(args), pAny).x
	assert_same(cadr(args), pNil).x
	assert_same(cddr(args), nil).x
	
	Dim p1 : p1 = Pattern_Const(1)
	p = patList(pAny, p1)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 pNil).x
	
	Dim pVar : pVar = Pattern_Var("x")
	p = patList(pAny, p1, pVar)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attern_data_ctor(p), cCons).x
	args = Pattern_data_args(p)
	assertEqual(length(args), 2).x
	assert_same(car(args), pVar).x
	p = cadr(args)
	assert_hasCtor(p, cData).x
	assert_same(p, pNil).x
End Function


Function test_Pattern_isPattern()
	assertEqual(isPattern(Pattern_Any),		True).x
	
	assertEqual(isPattern(Pattern_Const(Empty)), 	True).x
	assertEqual(isPattern(Pattern_Const(Nothing)), 	True).x
	assertEqual(isPattern(Pattern_Const("")), 		True).x
	assertEqual(isPattern(Pattern_Const("a")),		True).x
	
	assertEqual(isPattern(Pattern_Var("a")),		True).x
	assertEqual(isPattern(Pattern_Var("b")),		True).x

	assertEqual(isPattern(patNil),	True).x
	'assert_hasType(patNil,	TPattern).x

	assertEqual(isPattern(Pattern_Data( _
		Tp.List_Cons, List(Pattern_Any, Pattern_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tern_Any),				"_").x

	assertEqual(toString(Pattern_Const(Empty)),		"()").x

	assert_toString_equals(Pattern_Const(Nothing),   Nothing).x
	assert_toString_equals(Pattern_Const(True),	     	True).x
	assert_toString_equals(Pattern_Const(False),	   False).x
	assert_toString_equals(Pattern_Const(""), 		      "").x
	assert_toString_equals(Pattern_Const("a"), 	      	 "a").x
	assert_toString_equals(Pattern_Const("foo"), 	   "foo").x
	assert_toString_equals(Pattern_Const(CR), 	  	      CR).x
	assert_toString_equals(Pattern_Const(LF), 	  	      LF).x
	assert_toString_equals(Pattern_Const(TAB),   	     TAB).x
	assert_toString_equals(Pattern_Const(    0),           0).x
	assert_toString_equals(Pattern_Const(    1),           1).x
	assert_toString_equals(Pattern_Const(    2),           2).x
	assert_toString_equals(Pattern_Const( 4711),        4711).x
	assert_toString_equals(Pattern_Const(3.1415),     3.1415).x
	assert_toString_equals(Pattern_Const(CLng(42)), CLng(42)).x
	assert_toString_equals(Pattern_Const(CLng(42)),       42).x
	
	assertEqual(toString(Pattern_Var("a")), "a").x
	assertEqual(toString(Pattern_Var("b")), "b").x
	
	assertEqual(toString(patNil), 	 "[]").x
	assertEqual(toString(patList()), "[]").x
	' patterns for a list with exactly one elem:
	p = patList(Pattern_Any)
	assertEqual(TPattern_toString(p), "[_]").x
	p = patCons(Pattern_Any, patNil)
	assertEqual(toString(p), "[_]").x
	' pattern for a list with exactly two elems:
	p = patList(Pattern_Any, Pattern_Any)
	assertEqual(toString(p), "_:[_]").x
	' patterns for a list with at least one elem:
	p = patCons(Pattern_Any, Pattern_Any)
	assertEqual(toString(p), "_:_").x
	p = patCons(Pattern_Var("y"), Pattern_Var("ys"))
	assertEqual(toString(p), "y:ys").x
	' pattern for a list with at least two elems:
	p = patCons(Pattern_Var("x"), p)
	assertEqual(toString(p), "x:(y:ys)").x
	
	' patterns that match a pattern (patterns for a pattern)
	Dim cAny : cAny = _ctor(Pattern_Any)
	p = Pattern_Data(cAny, nil)
	assertEqual(toString(p), "Any").x
	
	Dim cVar : cVar = findDataCtor(TPattern, "Var")
	p = Pattern_Data(cVar, List(Pattern_Const("x")))
	assertEqual(TPattern_toString(p), "Var 'x'").x
	p = Pattern_Data(cVar, List(Pattern_Var("x")))
	assertEqual(toString(p), "Var x").x
	
	' pattern that matches a list of two Var patterns having the same varname:
	p = patList(p, p)
	assertEqual(TPattern_toString(p), "(Var x):[Var x]").x
	'assertEqual(TPattern_toString(p), "[Var x, Var x]").x

	Dim cConst : cConst = findDataCtor(TPattern, "Const")
	p = Pattern_Data(cConst, List(Pattern_Const(42)))
	assertEqual(TPattern_toString(p), "Const 42").x

	Dim cData : cData = findDataCtor(TPattern, "Data")
	p = Pattern_Data(cData, List(Pattern_Var("ctor"), Pattern_Var("args"))
	assertEqual(TPattern_toString(p), "Data ctor args").x

	' pattern to match a particular data ctor (as opposed to a value *of* that ctor)
	Dim cDataCtor : cDataCtor = Tp.DataCtor
	Dim cNil      : cNil = Tp.List_Nil
	p = Pattern_Data(cDataCtor, List( _
		Pattern_Const(nameOf(cNil)), _
		Pattern_Var("argTypes"), _
		Pattern_Var("typeCtor") _
	))
	assertEqual(TPattern_toString(p), "DataCtor 'Nil' argTypes typeCtor").x

	' pattern that matches a pattern that matches the empty list
	p = Pattern_Data(cData, List(p, Pattern_Any))
	assertEqual(TPattern_toString(p), _
		"Data (DataCtor 'Nil' argTypes typeCtor) _").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_
			&amp; "to match value" _
			&amp; NL &amp; "of type " &amp; typeStr(val) &amp; ":" _
			&amp; NL &amp; "  " &amp; valStr _
			&amp; NL &amp; NL &amp; "but returned env" _
			&amp; NL &amp; mStr
		If gotArray Then
			msg = "at index " &amp; i &amp; ": " _
				&amp; NL &amp; msg
		End If
		testResult = mkFail(matchResult, expected, msg)
	End If
	_single_match_assertion = testResult
End Function

Function test_Pattern_match()
	Dim f
	f = match
	assertEqual(arity(f), 3).x
	assertThrows(f, Array(Empty, Empty, Empty)).x
	
	f = match(Pattern_Any)
	assertEqual(arity(f), 2).x
	apply(f, Empty, Empty) ' should not throw
	apply(f, envEmpty, Empty) ' should not throw
	assertThrows(f, Array(Nothing, Empty)).x
	assertThrows(f, Array("foo", Empty)).x
	' throws if given some fn as env:
	assertThrows(f, Array(f, Empty)).x
	
End Function

Function test_Pattern_matches_Any()
	Dim p As Object, f As Object, e As Variant
	f = match
	assertEqual(arity(f), 3).x

	p = Pattern_Any

	' under env = Empty (None) it does not match anything:
	e = Empty
	refute_matches(p, e, Array( _
		Empty, Nothing, _
		True, False, _
		"", "a", "b", "foo", _
		0, 1, 2, 3, 4711, CLng(4711), 3.1415, _
	)).x
	refute_matches(p, e, Array( _
		nil, List(nil), List(1, 2, 3) _
	)).x
		
	e = envEmpty
	assert_matches(p, e, Array( _
		Empty, Nothing, _
		True, False, _
		"", "a", "b", "foo", _
		0, 1, 2, 3, 4711, CLng(4711), 3.1415, _
		nil, List(nil), List(1, 2, 3) _
	)).x
End Function

Function test_Pattern_matches_Const()
	Dim p As Object, f As Object, e As Variant
	p = Pattern_Const(Empty)

	' under env = Empty (None) it does not match anything:
	e = Empty
	refute_matches(p, e, Array( _
		Empty, Nothing, _
		True, False, _
		"", "a", "b", "foo", _
		0, 1, 2, 3, 4711, CLng(4711), 3.1415, _
		nil, List(nil), List(1, 2, 3) _
	)).x
	e = envEmpty
	assert_matches(p, e, Empty).x
	f = match(p, e)
	assert_toString_equals(apply(f, Empty), envEmpty).x
	refute_matches(p, e, Array( _
		       Nothing, _
		True, False, _
		"", "a", "b", "foo", _
		0, 1, 2, 3, 4711, CLng(4711), 3.1415, _
		nil, List(nil), List(1, 2, 3) _
	)).x
		
	p = Pattern_Const(Nothing)
	' under env = Empty (None) it does not match anything:
	e = Empty
	refute_matches(p, Empty, Array( _
		Empty, Nothing, _
		True, False, _
		"", "a", "b", "foo", _
		0, 1, 2, 3, 4711, CLng(4711), 3.1415, _
		nil, List(nil), List(1, 2, 3) _
	)).x
	e = envEmpty
	assert_matches(p, e, Nothing).x
	
	' TODO: decide what match should do if it wouldn't type-check
	'refute_matches(p, e, Empty			).x
	'refute_matches(p, e, nil			).x
	'refute_matches(p, e, List(nil)		).x
	'refute_matches(p, e, List(1, 2, 3)	).x
	'refute_matches(p, e, Array( _
	'	Empty, _
	'	nil, List(nil), List(1, 2, 3) _
	')).x
	
	f = match(p, e)
	assertThrows(f, Array(      True)).x
	assertThrows(f, Array(     False)).x
	assertThrows(f, Array(         0)).x
	assertThrows(f, Array(         1)).x
	assertThrows(f, Array(         2)).x
	assertThrows(f, Array(      4711)).x
	assertThrows(f, Array(CLng(4711))).x
	assertThrows(f, Array(    3.1415)).x

	
	p = Pattern_Const("")
	' under env = Empty (None) it does not match anything:
	e = Empty
	refute_matches(p, e, Array( _
		Empty, Nothing, _
		True, False, _
		"", "a", "b", "foo", _
		0, 1, 2, 3, 4711, CLng(4711), 3.1415, _
		nil, List(nil), List(1, 2, 3) _
	)).x
	e = envEmpty
	assert_matches(p, e, "").x
	refute_matches(p, e, Array( Empty, "a", "b", "foo" )).x
	f = match(p, e)
	assertThrows(f, Array(   Nothing)).x
	assertThrows(f, Array(      True)).x
	assertThrows(f, Array(     False)).x
	assertThrows(f, Array(         0)).x
	assertThrows(f, Array(         1)).x
	assertThrows(f, Array(         2)).x
	assertThrows(f, Array(      4711)).x
	assertThrows(f, Array(CLng(4711))).x
	assertThrows(f, Array(    3.1415)).x	

		
	p = Pattern_Const(CInt(0))
	' under env = Empty (None) it does not match anything:
	e = Empty
	refute_matches(p, e, Array( _
		Empty, Nothing, _
		True, False, _
		"", "a", "b", "foo", _
		0, 1, 2, 3, 4711, CLng(4711), 3.1415, _
		nil, List(nil), List(1, 2, 3) _
	)).x
	e = envEmpty
	assert_matches(p, e, 0).x
	refute_matches(p, e, Array( _
		Empty, _
		1, 2, 3, -1, -2, -3, 4711 _
	)
	f = match(p, e)
	assertThrows(f, Array(   Nothing)).x
	assertThrows(f, Array(      True)).x
	assertThrows(f, Array(     False)).x
	assertThrows(f, Array(  CByte(0))).x
	assertThrows(f, Array(   CLng(0))).x
	assertThrows(f, Array(   CSng(0))).x
	assertThrows(f, Array(   CDbl(0))).x
	assertThrows(f, Array(       "0")).x
	assertThrows(f, Array(CLng(4711))).x
	assertThrows(f, Array(    3.1415)).x	

End Function	
	
Function test_Pattern_matches_Var()
	Dim p As Object, f As Object, e As Variant
	
	p = Pattern_Var("a")
	' under env = Empty (None) it does not match anything:
	e = Empty
	refute_matches(p, e, Array( _
		Empty, Nothing, _
		True, False, _
		"", "a", "b", "foo", _
		0, 1, 2, 3, 4711, CLng(4711), 3.1415, _
		nil, List(nil), List(1, 2, 3) _
	)).x

	e = envEmpty
	assert_matches(p, e, Array( _
		       Nothing, _
		True, False, _
		"", "a", "b", "foo", _
		0, 1, 2, 3, 4711, CLng(4711), 3.1415, _
		nil, List(nil), List(1, 2, 3) _
	)).x
	' the value Empty poses a problem:
	assertThrows(match, Array(p, e, Empty)).x
	
	' bind the var "a" to the value "foo":
	e = match(p, envEmpty, "foo")
	' under this env var-pattern "a" matches only "foo":
	assert_matches(p, e, 		"foo").x
	refute_matches(p, e, 		"bar").x
	' but under an env where "a" isn't bound it still matches anything
	e = extend(envEmpty, "b", "foo")
	assert_matches(p, e, "foo").x
	assert_matches(p, e, "bar").x
	
	' again, bind the var "a" to the value "foo" (a String):
	e = match(p, envEmpty, "foo")
	f = match(p, e)
	' so these yield type errors: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Object, f As Object, e As Variant
	f = match
	e = envEmpty
	
	' pattern of the empty list
	p = patNil
	assert_matches(p, e, nil).x
	refute_matches(p, e, List(nil)).x
	f = match(p, e)
	' throws if x isn't a List:
	assertThrows(f, Array("foo"))
	' Pattern_Any is a Pattern, NOT a List!
	assertThrows(f, Array(Pattern_Any))
	
	' pattern of a non-empty list
	Dim varX  : varX  = Pattern_Var("x")
	Dim varXs : varXs = Pattern_Var("xs")
	Dim v
	p = patCons(varX, varXs)
	refute_matches(p, e, nil).x
	v = List(nil)
	match(p, e, v)
	assert_matches(p, e, List(nil)				).x
	assert_matches(p, e, List(nil, nil)			).x
	assert_matches(p, e, List(1)				).x
	assert_matches(p, e, List(1, 2, 3)			).x
	assert_matches(p, e, List("a")				).x
	assert_matches(p, e, List("a", "b", "c")	).x
	
	' pattern of a list where hd = tl (so hd must be a list, too)
	p = patCons(varX, varX)	' Note: same arg twice!
	refute_matches(p, e, nil					).x
	assert_matches(p, e, List(nil)				).x
	refute_matches(p, e, List(nil, nil)			).x
	assert_matches(p, e, List(List(nil), nil)	).x
	assert_matches(p, e, List(List(1), 1)		).x
	refute_matches(p, e, List(List(1), 2)		).x
	assert_matches(p, e, List(List(1, 2), 1, 2)	).x
	'refute_matches(p, e, List(1)				).x	' does not type-check (x:1 matched against a list)
	'refute_matches(p, e, List(1, 2, 3)			).x ' -"-
	'assert_matches(p, e, List("a")				).x ' -"-
	'refute_matches(p, e, List("a", "b", "c")	).x ' -"-
	'refute_matches(p, e, List(List(1), List(1))	).x ' does not type-check
	
	' pattern of a singleton list
	p = patCons(varX, patNil)
	refute_matches(p, e, nil).x
	assert_matches(p, e, List(nil)				).x
	refute_matches(p, e, List(nil, nil)			).x
	assert_matches(p, e, List(1)				).x
	refute_matches(p, e, List(1, 2, 3)			).x
	assert_matches(p, e, List("a")				).x
	refute_matches(p, e, List("a", "b", "c")	).x
	
	' pattern of a list with first two elems equal
	p = patCons(varX, patCons(varX, Pattern_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Pattern()
	Dim p As Object, f As Object, e As Variant, eOut As Variant
	Dim pAny      : pAny      = Pattern_Any
	Dim cpAny     : cpAny     = _ctor(pAny)
	Dim pVarX     : pVarX     = Pattern_Var("x")
	Dim pVarY     : pVarY     = Pattern_Var("y")
	Dim cpVar     : cpVar     = _ctor(pVarX)
	Dim pConst42  : pConst42  = Pattern_Const(42)
	Dim pConstFoo : pConstFoo = Pattern_Const("Foo")
	Dim cpConst   : cpConst   = _ctor(pConst42)
	Dim pNil      : pNil      = patNil
	Dim cpNil     : cpNil     = _ctor(pNil)
	Dim vNil      : vNil      = nil
	Dim cNil      : cNil	  = _ctor(vNil)
	Dim cCons     : cCons     = Tp.List_Cons
	Dim cDataCtor : cDataCtor = Tp.DataCtor
	
	e = envEmpty
	
	p = Pattern_Data(cpAny, nil)
	Dim cpData : cpData = _ctor(p)
	
	assert_matches(p, e, pAny		).x
	refute_matches(p, e, pVarX		).x
	refute_matches(p, e, pVarY		).x
	refute_matches(p, e, pConst42	).x
	refute_matches(p, e, pConstFoo	).x
	refute_matches(p, e, p			).x ' p isa Pattern_Data
	refute_matches(p, e, pNil		).x ' pNil isa Pattern_Data
	
	p = Pattern_Data(cpVar, List(pVarX))
	refute_matches(p, e, pAny		).x
	assert_matches(p, e, pVarX		).x
	assert_matches(p, e, pVarY		).x
	refute_matches(p, e, pConst42	).x
	refute_matches(p, e, pConstFoo	).x
	refute_matches(p, e, p			).x ' p isa Pattern_Data
	refute_matches(p, e, pNil		).x ' pNil isa Pattern_Data
	
	p = Pattern_Data(cpConst, List(pVarX))
	refute_matches(p, e, pAny		).x
	refute_matches(p, e, pVarX		).x
	refute_matches(p, e, pVarY		).x
	assert_matches(p, e, pConst42	).x
	assert_matches(p, e, pConstFoo	).x
	refute_matches(p, e, p			).x ' p isa Pattern_Data
	refute_matches(p, e, pNil		).x ' pNil isa Pattern_Data
	
	' match any Data pattern
		' Data x y -&gt; ...
	p = Pattern_Data(cpData, List(pVarX, pVarY))
	refute_matches(p, e, pAny		).x
	refute_matches(p, e, pVarX		).x
	refute_matches(p, e, pVarY		).x
	refute_matches(p, e, pConst42	).x
	refute_matches(p, e, pConstFoo	).x
	assert_matches(p, e, p			).x ' p isa Pattern_Data
	eOut = match(p, e, p)
	assert_same(lookup("x", eOut), Pattern_Data_ctor(p)).x
	assert_same(lookup("y", eOut), Pattern_Data_args(p)).x
	
	
	assert_matches(p, e, pNil		).x ' pNil isa Pattern_Data
	eOut = match(p, e, pNil)
	assert_same(lookup("x", eOut), Pattern_Data_ctor(pNil)).x
	assert_same(lookup("y", eOut), Pattern_Data_args(pNil)).x
	
	' match a Data pattern for singletons
	' Data x [] -&gt; ...
	p = Pattern_Data(cpData, List(pVarX, pNil))
	refute_matches(p, e, pAny		).x
	refute_matches(p, e, pVarX		).x
	refute_matches(p, e, pVarY		).x
	refute_matches(p, e, pConst42	).x
	refute_matches(p, e, pConstFoo	).x
	' p isa Pattern_Data but it has non-nil argPatterns:
	refute_matches(p, e, p			).x
	' pNil isa Pattern_Data with nil argPatterns:
	assert_matches(p, e, pNil		).x
	' pNil = Pattern_Data(cNil, nil)
	assert_matches(p, e, Pattern_Data(cNil, vNil)	).x
	eOut = match(p, e, pNil)
	assert_same(lookup("x", eOut), Pattern_Data_ctor(pNil)).x
	' cpAny is a singleton data ctor, too
	assert_matches(p, e, Pattern_Data(cpAny, vNil)	).x
	eOut = match(p, e, Pattern_Data(cpAny, vNil))
	assert_same(lookup("x", eOut), cpAny).x

	' match the singleton data ctor for the empty list nil
	' (by its name and the fact that it's a singleton data ctor)
	' DataCtor "Nil" [] _ -&gt; ...
	p = Pattern_Data(cDataCtor, List( _
		Pattern_Const(nameOf(cNil)), _
		pNil, _
		pAny _
	))
	'refute_matches(p, e, pAny		).x	' does not type-check
	'refute_matches(p, e, pVarX		).x	' does not type-check
	'refute_matches(p, e, pVarY		).x	' does not type-check
	'refute_matches(p, e, pConst42	).x	' does not type-check
	'refute_matches(p, e, pConstFoo	).x	' does not type-check
	'refute_matches(p, e, p			).x	' does not type-check
	'refute_matches(p, e, pNil		).x	' does not type-check
	refute_matches(p, e, cpAny		).x
	refute_matches(p, e, cpVar		).x
	refute_matches(p, e, cpConst	).x
	refute_matches(p, e, cpData		).x
	refute_matches(p, e, cCons		).x
	assert_matches(p, e, cNil		).x
	
	' match a Data pattern that matches the empty list nil
	Dim pNilCtor : pNilCtor = p
	' Data (DataCtor "Nil" [] _) _
	p = Pattern_Data(cpData, List(pNilCtor, pAny))
	assertEqual(TPattern_toString(p), "Data (DataCtor 'Nil' [] _) _").x
	refute_matches(p, e, pAny		).x
	refute_matches(p, e, pVarX		).x
	refute_matches(p, e, pVarY		).x
	refute_matches(p, e, pConst42	).x
	refute_matches(p, e, pConstFoo	).x
	refute_matches(p, e, p			).x
	assert_matches(p, e, pNil		).x
	' pNil = Pattern_Data(cNil, nil)
	assert_matches(p, e, Pattern_Data(cNil, nil)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 old stuff, to be replaced
Function _tyname(o As Object)
	_tyname = o.tyname
End Function

Function _id(o As Object)
	_id = o.id
End Function

Function _str(o As Object)
	_str = o.str
End Function

Function _ctor(o As Object)
	_ctor = o.ctor
End Function

Function _fields(o As Object)
	_fields = o.fields
End Function

Function _x(o As Object)
	_x = o.x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cDataCtor As Objec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cDataCtor = Tp.DataCtor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 Does x have a .ctor member?
	Dim cx  : cx  = _ctor(x)  ' DON'T dot-access members in here!
	' But is it (cx) a TDataCtor?
	' The field access may throw if cx ain't a TDataCtor...
	out = field(DataCtor_typeCtor, cx)
	' But if it didn't we have to make sure that cx
	' really was constructed by DataCtor:
	Dim ccx : ccx = _ctor(cx) ' .ctor of x's .ctor
	If DataValue_same(ccx, cDataCtor) Then
		Dim r As Integer, i As Integer
		r = field(DataTypeCtor_arity, out)
		' TODO: typeOf - fully apply DataTypeCtor with arity &gt; 0?
		'For i = 0 To r - 1
		'	out = TypeApp(out, TypeParam(i))
		'Next i
	Else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 --- TDataTypeCtor

Function TDataTypeCtor()
	Static out As Object : If isNull(out) Then : out = Tp.TDataTypeCtor : End If
	TDataTypeCtor = out
End Function

Function dataCtors(Optional tc)
	dataCtors = _destructure(Tp.DataTypeCtor, 2, tc)
End Function

Function findDataCtor(tc, dcName As String)
	Dim dcs As Object, dc as Object, out
	dcs = dataCtors(tc)
	Do Until isNil(dcs)
		dc = car(dcs)
		If nameOf(dc) = dcName Then
			out = dc
			Exit Do
		End If
		dcs = cdr(dcs)
	Loop
	find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_str(typeOf(x)))
	End If
	nameOf = out
End Function

' --- TDataCtor

Function TDataCtor()
	Static out As Object : If isNull(out) Then : out = Tp.TDataCtor : End If
	TDataCtor = out
End Function

Function argTypes(Optional dc)
	argTypes = _destructure(Tp.DataCtor, 1, dc)
End Function

Function singletonVal(Optional dc)
	Dim out
	If isMissing(dc) Then
		out = Fn.singletonVal
	ElseIf isNil(argTypes(dc)) Then
		out = _x(dc)
	Else
		croak("not a singleton data ctor: " &amp; nameOf(dc) _
			&amp; NL &amp; _str(dc))
	End If
	singletonVal = out
End Function

' --- List

Function TList(Optional typeArg)
	Static tc As Object : If isNull(tc) Then : tc = Tp.List : End If
	Dim out
	If isMissing(typeArg) Then
		out = tc
	Else
		out = TypeApp(tc, typeArg)
	End If
	TList = out
End Function

' --- TType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Param : End If
	Dim out
	If isMissing(i) Then
		out = c
	Else
		'out = applyDC(c, i)
		out = _newDataValue(c, Array(i))
		out.str = "a" &amp; i
	End If
	TypeParam = out
End Function

Function TypeParam_index(Optional x)
	TypeParam_index = _destructure(Tp.TType_Param, 0, x)
End Function


Function TypeApp(Optional tc As Object, Optional ta As Object)
	Static cApp As Object : If isNull(cApp) Then : cApp = Tp.TType_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croak("TypeApp: cannot apply " _
					&amp; TType_toString(tc))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croak("TypeApp: incomplete type arg: " _
					&amp; TType_toString(ta))
			End If
		Else
			Goto TypeApp_invalid_2nd_arg
		End If
		
		If DataValue_same(tc, TList) Then
			out.str = "[" &amp; taStr &amp; "]"
		Else
			out.str = tcStr &amp; " " &amp; taStr
		End If
		
	End If
	TypeApp = out
	Exit Function
TypeApp_invalid_1st_arg:
	croak("TypeApp: cannot apply " &amp; toString(tc))
TypeApp_invalid_2nd_arg:
	croak("TypeApp: invalid type arg " &amp; toString(ta))
End Function

' --------------------------------------------------------------

Function TypeApp_typeFn(Optional x)
	TypeApp_typeFn = _destructure(Tp.TType_App, 0, x)
End Function

Function TypeApp_typeArg(Optional x)
	TypeApp_typeArg = _destructure(Tp.TType_App, 1, x)
End Function

Function Type_arity(x)
	Dim out
	On Local Error Goto Type_arity_error
	Dim ct : ct = _ctor(x)
	If DataValue_same(ct, Tp.DataTypeCtor) Then
		out = field(DataTypeCtor_arity, x)
	ElseIf DataValue_same(ct, Tp.TType_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Static cDataTypeCtor As Object, cNative As Object
	Static nVariant As Object
	Static cParam As Object, cApp As Object
	Dim out As Variant
	If isMissing(t) Then
		If isNull(oFn) Then : oFn = Fn.hasType : End If
		If isMissing(v) Then	: out = oFn
		Else					: out = apply1(oFn, v)
		End If
	ElseIf isType(t) Then
		If isNull(tcType) Then
			tcType = Tp.TType
			cDataTypeCtor = Tp.DataTypeCtor
			cNative = Tp.Native
			nVariant = Tp.Native_Variant
			cParam = Tp.TType_Param
			cApp = Tp.TType_App
		End If
		If DataValue_same(t, tcType) Then
			out = isType(v)
		ElseIf isCtorOf(cParam, t) Then
			' TODO: hasType - type context
			out = True
		Else
			out = False
			Dim tv As Object
			tv = typeOf(v)
			If DataValue_same(tv, t) Then
				out = True
			ElseIf isCtorOf(cNative, tv) Then
				If DataValue_same(t, nVariant) Then
					out = True
				Else
					' TODO: subtype relation for native types
					out = False
				End If			
			ElseIf isCtorOf(cDataTypeCtor, tv) Then
				Dim r As Integer
				r = field(DataTypeCtor_arity, tv)
				If (r &gt; 0) And (isCtorOf(cApp, t)) Then
					out = DataValue_same(tv, TypeApp_typeFn(t))
					' TODO: test type arg
				Else
					' TODO: subtype relation for data types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singletonVal(c)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dim foo : foo = hasType(a, t)	
	croak("applyDC " &amp; cName &amp; ": type error: expected " _
		&amp; _DataValue_toString_Type(t) _
		&amp; ", not a " &amp; typeof(a).str _
	)
End Function


' --------------------------------------------------------------

Function Data_toString( _
	v As DataValue, _
	Optional ByRef needParens As Boolean, _
	Optional expandElementary As Boolean _
)
	Dim out As String
	Dim id_v As Long
	id_v = _id(v)
	If isMissing(needParens) Then
		needParens = False
	End If
	If isMissing(expandElementary) Then
		expandElementary = True
	End If
	' dispatch on data type:
	Dim tc
	tc = typeCtorOf(_ctor(v))
	Select Case _id(tc)
		Case _id(TDataCtor)
			out = TDataCtor_toString(v, needParens, expandElementary)
		Case _id(TDataTypeCtor)
			If expandElementary Then
				out = generic_Data_toString(v, needParens, True)
			Else
				out = "´" &amp; nameOf(v)
			End If
		Case _id(TType)
			out = TType_toString(v, needParens)
		Case _id(TList)
			out = TList_toString(v, expandElementary)
		Case _id(TPattern)
			out = TPattern_toString(v, needParens)
		Case Else
			out = generic_Data_toString(v, needParens, expandElementary)
			'croak("Data_toString/NYI: a " &amp; typeStr(v))
	End Select
	Data_toString = out
End Function

Function generic_Data_toString( _
	v As Object, _
	Optional needParens       As Boolean, _
	Optional expandElementary As Boolean _
)
	Dim out As String
	If isMissing(needParens) Then
		needParens = False
	End If
	If isMissing(expandElementary) Then
		expandElementary = True
	End If
	Dim i As Integer, n As Integer
	Dim f As Variant, tf As Object, fStr As String
	out = ctorName(v)
	n = fieldCount(v) - 1
	For i = 0 To n
		f = field(i, v)
		If isDataValue(f) Then
			fStr = Data_toString(f, True, False)
		Else
			fStr = toString(f)
		End If	
		out = out &amp; " " &amp; fStr
	Next i
	If needParens And (i &gt; 0) Then
		out = "(" &amp; out &amp; ")"
	End If
	generic_Data_toString = out
End Function

Function TDataCtor_toString( _
	v As Object, _
	Optional needParens As Boolean, _
	Optional expandElementary As Boolean _
)
	If isMissing(needParens) Then
		needParens = False
	End If
	If isMissing(expandElementary) Then
		expandElementary = True
	End If
	Dim out
	out = nameOf(v)
	If expandElementary Then
		Dim ats As Object
		ats = argTypes(v)
		out = typeCtorName(v) &amp; "." &amp; out
		If Not(isNil(ats)) Then
			Do
				out = out &amp; " " &amp; TType_toString(car(ats), True)
				ats = cdr(ats)
			Loop Until isNil(ats)
			If needParens Then
				out = "(" &amp; out &amp; ")"
			End If
		End If
	Else
		out = "´" &amp; out
	End If
	TDataCtor_toString = out
End Function

Function TType_toString( _
	v As Object, _
	Optional needParens As Boolean _
)
	Static tcType   As Object, cParam As Object, cApp As Object
	Static tcNative As Object
	If isNull(tcType) Then
		tcType   = Tp.TType
		cParam   = Tp.TType_Param
		cApp     = Tp.TType_App
		tcNative = Tp.TNative
	End If
	If isMissing(needParens) Then
		needParens = False
	End If
	Dim out
	Dim c  As Object : c  = _ctor(v)
	Dim tc As Object : tc = typeCtorOf(c)
	
	If DataValue_same(tc, tcType) Then
		If DataValue_same(c, cParam) Then
			out = "a" &amp; TypeParam_index(v)
		ElseIf DataValue_same(c, cApp) Then
			out = TType_toString(TypeApp_typeFn(v), False) _
				&amp; " " _
				&amp; TType_toString(TypeApp_typeArg(v), True)
			If needParens Then
				out = "(" &amp; out &amp; ")"
			End If
		Else
			croak("TType_toString/NYI: TType." &amp; nameOf(c))
		End If
	ElseIf isType(v) Then
		If DataValue_same(tc, tcNative) Then
			out = field(Ntv_shortName, v)
		ElseIf DataValue_same(c, DataTypeCtor) Then
			out = nameOf(v)
		Else
			croak("TType_toString/NYI: " &amp; typeStr(v))
		End If
	Else
		croak("TType_toString: not a Type: " &amp; typeStr(v))
	End If

	TType_toString = out
End Function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 " &amp; v.id)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If typeStr = "Type" Then
				out = _DataValue_toString_Type(v, seen)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Ntv" ' Ntv Str Str Int
							out = out &amp; "'" &amp; args(0) &amp; "' ..."
						Case "Param" ' Param Int
							out = out &amp; args(0)
						Case "App"	' App Type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ByVal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out.str = cName
	If isSingle Then
		out.x = _newDataValue(out, emptyArray)
		out.x.str = cName
	Else
		' cannot use TType_toString yet!
		out.str = out.str &amp; " ..."
	End If
	typeCtor.str = typeCtor.str &amp; out.str
	out.str = tcName &amp; "." &amp; out.str
	_mkDataCtor = out	
End Function

Function mkDataCtor( _
	typeCtor As Object, _
	cName 	 As String, _
	ByVal argTypes As Object _
)
	Dim out
	out = _newDataValue(Tp.DataCtor, Array(cName, argTypes, typeCtor))
	Dim dcs As Object
	dcs = dataCtors(typeCtor)
	Dim isFirst As Boolean, isSingle As Boolean
	isFirst  = isNil(dcs)
	isSingle = isNil(argTypes) ' singleton data ctor?
	typeCtor.fields(DataTypeCtor_dataCtors, typeCtor) _
		= cons(out, dcs)
	Dim tcName As String
	tcName = nameOf(typeCtor)
	If Not(isFirst) Then
		typeCtor.str = typeCtor.str &amp; " | "
	End If
	out.str = cName
	If isSingle Then
		out.x = _newDataValue(out, emptyArray)
		out.x.str = cName
	Else
		' can use TType_toString now:
		Do
			out.str = out.str _
				&amp; " " &amp; TType_toString(car(argTypes), True)
			argTypes = cdr(argTypes)
		Loop Until(isNil(argTypes))
	End If
	typeCtor.str = typeCtor.str &amp; out.str
	out.str = tcName &amp; "." &amp; out.str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out.str = out.str &amp; " a" &amp; i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Data_toString()
	
	test_Type_applyDC()
	test_Type_destructure()
	test_Type_dataCtors()
	'test_Type_nameOf()
	test_Type_findDataCtor()
	test_Type_singletonVal()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_id(x) _
			&amp; IIf(exp, "", "NOT") _
			&amp; " to be same as .id " &amp; _id(y) &amp; ":" _
			&amp; NL &amp; ".id " &amp; _id(x) &amp; ": " &amp; DataValue_toString(x) _
			&amp; NL _
			&amp; NL &amp; ".id " &amp; _id(y)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Param
	Dim cApp	: cApp	 = Tp.TType_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ength(argTypes), 2).x
	assert_same(nth(0, argTypes), tcType).x
	assert_same(nth(1,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 argTypes of DataCtor
	argTypes =  field(DataCtor_argTypes, cDataCtor)
	assertEqual(length(argTypes), 3).x
	assert_same(nth(0, argTypes), nStr).x
	assert_same(nth(2, argTypes), tcDataTypeCtor).x
	at = nth(1, argTypes)
	assert_hasCtor(at, cApp).x
	assert_same(TypeApp_typeFn(at),  tcList).x
	assert_same(TypeApp_typeArg(at), tcType).x

	'--- argTypes of DataTypeCtor
	argTypes =  field(DataCtor_argTypes, cDataTypeCtor)
	assertEqual(length(argTypes), 3).x
	assert_same(nth(0, argTypes), nStr).x
	assert_same(nth(1, argTypes), nInt).x
	at = nth(2, argTypes)
	assert_hasCtor(at, cApp).x
	assert_same(TypeApp_typeFn(at),  tcList).x
	assert_same(TypeApp_typeArg(at), tcDataCtor).x

	'--- argTypes of Native
	argTypes =  field(DataCtor_argTypes, Tp.Native)
	assertEqual(length(argTypes), 3).x
	assert_same(nth(0, argTypes), nStr).x
	assert_same(nth(1, argTypes), nStr).x
	assert_same(nth(2, argTypes), nInt).x

	'--- argTypes of List.Nil
	argTypes =  field(DataCtor_argTypes, cNil)
	assertEqual(length(argTypes), 0).x
	'--- argTypes of List.Cons
	argTypes =  field(DataCtor_argTypes, cCons)
	assertEqual(length(argTypes), 2).x
	at = nth(0, argTypes)
	assert_hasCtor(at, cParam).x
	assertEqual(TypeParam_index(at), 0).x
	at = nth(1, argTypes)
	assert_hasCtor(at, cApp).x
	assert_same(TypeApp_typeFn(at),  	tcList).x
	assert_hasCtor(TypeApp_typeArg(at), cParam).x
	assertEqual(TypeParam_index(TypeApp_typeArg(at)), 0).x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s
	
	assertEqual(hasType(nil,			TList(a)),		True).x
	assertEqual(hasType(nil,			TList(nInt)),	True).x
	assertEqual(hasType(nil,			TList(nStr)),	True).x
	assertEqual(hasType(nil,			TList(nVar)),	True).x
	
	assertEqual(hasType(List(1),		TList(a)),		True).x
	assertEqual(hasType(List(1),		TList(nInt)),	True).x

	' TODO: hasType(..., TList) [unapplied TList]?
	assertEqual(hasType(List(1),		TList),		True).x
	
	' NYI
	'assertEqual(hasType(List(1),		TList(nStr)),	False).x
	'assertEqual(hasType(List(1),		TList(nVar)),	False).x

	' NYI
	'assertEqual(hasType(3, TypeParam(0)), True).x
	
	
	assertEqual(hasType(3,		TList(nStr)), False).x
	assertEqual(hasType("foo",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Data_toString()
	Dim x
	
	' -- data type ctors
	x = TDataTypeCtor
	assertEqual(Data_toString(x), _
		"DataTypeCtor 'TDataTypeCtor' 0 [´DataTypeCtor]").x
	x = TDataCtor
	assertEqual(Data_toString(x), _
		"DataTypeCtor 'TDataCtor' 0 [´DataCtor]").x
	x = TType
	assertEqual(Data_toString(x), _
		"DataTypeCtor 'Type' 0 [´App, ´Param]").x
	x = TList
	assertEqual(Data_toString(x), _
		"DataTypeCtor 'List' 1 [´Nil, ´Cons]").x
	x = Tp.TNative
	assertEqual(Data_toString(x), _
		"DataTypeCtor 'TNative' 0 [´Native]").x
	x = TPattern
	assertEqual(Data_toString(x), _
		"DataTypeCtor 'Pattern' 0 [´Data, ´Const, ´Var, ´Any]").x

	Dim nInt  : nInt  = Tp.Native_Integer
	Dim nStr  : nStr  = Tp.Native_String
	Dim nBool : nBool = Tp.Native_Boolean
	' -- types
	x = TypeParam(0)
	assertEqual(Data_toString(x), "a0").x
	x = TypeParam(1)
	assertEqual(Data_toString(x), "a1").x
	x = TList(TypeParam(2)) ' = TypeApp(TList, TypeParam(2))
	assertEqual(Data_toString(x), "List a2").x
	x = TList(nInt)
	assertEqual(Data_toString(x), "List Int").x
	x = TList(TType)
	assertEqual(Data_toString(x), "List Type").x
	x = TList(TList(nInt))
	assertEqual(Data_toString(x), "List (List Int)").x
	' (0-arity) type ctors, viewed as Type
	x = TDataTypeCtor
	assertEqual(TType_toString(x), "TDataTypeCtor").x
	x = TDataCtor
	assertEqual(TType_toString(x), "TDataCtor").x
	x = TType
	assertEqual(TType_toString(x), "Type").x
	'x = TList ' &lt;----------------- TODO: unapplied List really a type?
	'assertEqual(TType_toString(x), "List ?").x
	x = Tp.TNative
	assertEqual(TType_toString(x), "TNative").x
	x = TPattern
	assertEqual(TType_toString(x), "Pattern").x
	' native types - viewed as Type, not as NativeTypeCtor
	x = nInt
	assertEqual(TType_toString(x), "Int").x
	x = nStr
	assertEqual(TType_toString(x), "Str").x
	x = nBool
	assertEqual(TType_toString(x), "Bool").x

	' make up a type with two type parameters
	Dim tcPair, cPair
	tcPair = _mkDataTypeCtor("TPair", 2)
	cPair  = mkDataCtor(tcPair, "Pair", List(TypeParam(0), TypeParam(1)))
	dim tcList : tcList = TList
	x = tcPair
	assertEqual(Data_toString(x), "DataTypeCtor 'TPair' 2 [´Pair]").x
	' as Type: ' &lt;----------------- TODO: unapplied TPair really a type?
	'assertEqual(TType_toString(x), "TPair ? ?").x
	'x = TypeApp(tcPair, nStr)
	'assertEqual(TType_toString(x), "TPair Str ?").x

	'x = TList(TypeApp(tcPair, nStr)) ' should throw "incomplete type arg"

	x = TypeApp(TypeApp(tcPair, nStr), nInt)
	assertEqual(TType_toString(x), "TPair Str Int").x
	x = TypeApp(TypeApp(tcPair, TList(nStr)), nInt)
	assertEqual(TType_toString(x), "TPair (List Str) Int").x
	x = TypeApp(TypeApp(tcPair, nStr), TList(nInt))
	assertEqual(TType_toString(x), "TPair Str (List Int)").x
	x = TypeApp(TypeApp(tcPair, TList(nStr)), TList(nInt))
	assertEqual(TType_toString(x), "TPair (List Str) (List Int)").x

	
	' -- data ctors
	x = Tp.DataCtor
	assertEqual(Data_toString(x), _
		"TDataCtor.DataCtor Str (List Type) TDataTypeCtor").x
	x = Tp.DataTypeCtor
	assertEqual(Data_toString(x), _
		"TDataTypeCtor.DataTypeCtor Str Int (List TDataCtor)").x
	x = Tp.TType_Param
	assertEqual(Data_toString(x), "Type.Param Int").x
	x = Tp.TType_App
	assertEqual(Data_toString(x), "Type.App Type Type").x
	x = Tp.List_Nil
	assertEqual(Data_toString(x), "List.Nil").x
	x = Tp.List_Cons
	assertEqual(Data_toString(x), "List.Cons a0 (List a0)").x
	x = cPair
	assertEqual(Data_toString(x), "TPair.Pair a0 a1").x


	' -- data values
	x = nil
	assertEqual(Data_toString(x), "[]").x
	x = List(1, 2, 3)
	assertEqual(Data_toString(x), "[1, 2, 3]").x
	x = List(Tp.List_Nil, Tp.List_Cons)
	assertEqual(Data_toString(x), "[List.Nil, List.Cons a0 (List a0)]").x
	x = List(TList, TType)
'	assertEqual(Data_toString(x), "[´List, ´Type]").x
	
	' -- generic toString
	x = applyDC(cPair, 5, 47)
	assertEqual(Data_toString(x), "Pair 5 47").x
	x = applyDC(cPair, 5, applyDC(cPair, "foo", nil))
	assertEqual(Data_toString(x), "Pair 5 (Pair 'foo' [])").x

	x = Pattern_Any
	assertEqual(generic_Data_toString(x), "Any").x
	assertEqual(        Data_toString(x), "_").x
	x = Pattern_Const("foo")
	assertEqual(generic_Data_toString(x), "Const 'foo'").x
	assertEqual(        Data_toString(x), "'foo'").x
	x = Pattern_Const(Empty)
	assertEqual(generic_Data_toString(x), "Const Empty").x
	assertEqual(        Data_toString(x), "()").x
	x = Pattern_Var("foo")
	assertEqual(generic_Data_toString(x), "Var 'foo'").x
	assertEqual(        Data_toString(x), "foo").x
	x = patNil
	assertEqual(generic_Data_toString(x), "Data ´Nil []").x
	assertEqual(        Data_toString(x), "[]").x
	x = Pattern_Data(Tp.List_Nil, nil)
	assertEqual(generic_Data_toString(x), "Data ´Nil []").x
	assertEqual(        Data_toString(x), "[]").x
	x = Pattern_Data(Tp.List_Cons, List(Pattern_Var("x"), Pattern_Var("xs")))
	assertEqual(generic_Data_toString(x), "Data ´Cons [x, xs]").x
	assertEqual(        Data_toString(x), "x:xs").x
	x = patCons(Pattern_Var("y"), patCons(Pattern_Var("x"), Pattern_Var("xs")))
	assertEqual(generic_Data_toString(x), "Data ´Cons [y, x:xs]").x
	assertEqual(        Data_toString(x), "y:(x:xs)").x
	x = patCons(patCons(Pattern_Var("y"), Pattern_Var("x")), Pattern_Var("xs"))
	assertEqual(generic_Data_toString(x), "Data ´Cons [y:x, xs]").x
	assertEqual(        Data_toString(x), "(y:x):xs").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nil)
	cBar = mkDataCtor(tc, "Bar", nil)
	'show(cBar.str, Data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Param, 0)
	assertEqual(isFn(f), True).x
	assertThrows(f, Array(vA)).x
	assertEqual(apply(f, vP), 42).x
	
	f = _destructure(Tp.TType_App, 0)
	assertEqual(isFn(f), True).x
	assertThrows(f, Array(vP)).x
	assert_same(apply(f, vA), TList).x
	
	f = _destructure(Tp.TType_App, 1)
	assertEqual(isFn(f), True).x
	assertThrows(f, Array(vP)).x
	assert_same(apply(f, vA), vP).x

End Function

Function test_Type_dataCtors()
	Dim tc, dcs
	tc = Tp.TDataTypeCtor : dcs = dataCtors(tc)
	assert_same(dcs, field(DataTypeCtor_dataCtors, tc)).x
	assertEqual(length(dcs), 1).x
	
	tc = Tp.TDataCtor : dcs = dataCtors(tc)
	assert_same(dcs, field(DataTypeCtor_dataCtors, tc)).x
	assertEqual(length(dcs), 1).x
	
	tc = Tp.TNative : dcs = dataCtors(tc)
	assert_same(dcs, field(DataTypeCtor_dataCtors, tc)).x
	assertEqual(length(dcs), 1).x
	
	tc = Tp.TType : dcs = dataCtors(tc)
	assert_same(dcs, field(DataTypeCtor_dataCtors, tc)).x
	assertEqual(length(dcs), 2).x
	
	tc = Tp.List : dcs = dataCtors(tc)
	assert_same(dcs, field(DataTypeCtor_dataCtors, tc)).x
	assertEqual(length(dcs), 2).x
	
	assertThrows(dataCtors, Array(Tp.DataTypeCtor)).x
	assertThrows(dataCtors, Array(Tp.DataCtor)).x
	assertThrows(dataCtors, Array(Tp.Native)).x
	assertThrows(dataCtors, Array(Tp.TType_Param)).x
	assertThrows(dataCtors, Array(Tp.TType_App)).x
	assertThrows(dataCtors, Array(Tp.List_Nil)).x
	assertThrows(dataCtors, Array(Tp.List_Cons)).x
	assertThrows(dataCtors, Array(nil)).x
	assertThrows(dataCtors, Array(List(1, 2, 3))).x
End Function

Function test_Type_findDataCtor()
	assert_same(findDataCtor(Tp.TDataTypeCtor, "DataTypeCtor"), Tp.DataTypeCtor).x
	assert_same(findDataCtor(Tp.TDataCtor, "DataCtor"), Tp.DataCtor).x
	assert_same(findDataCtor(Tp.TNative, "Native"), Tp.Native).x
	assert_same(findDataCtor(Tp.TType, "Param"), Tp.TType_Param).x
	assert_same(findDataCtor(Tp.TType, "App"), Tp.TType_App).x
	assert_same(findDataCtor(Tp.List, "Nil"), Tp.List_Nil).x
	assert_same(findDataCtor(Tp.List, "Cons"), Tp.List_Cons).x
End Function

Function test_Type_singletonVal()
	Dim v
	v = nil
	assert_same(singletonVal(Tp.List_Nil), v).x
	' throws if data ctor is not singleton ctor
	assertThrows(singletonVal, Array(Tp.List_Cons)).x
	' throws if passed something not a data ctor
	assertThrows(singletonVal, Array(v)).x
	assertThrows(singletonVal, Array("asdf")).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